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0.1299in" svg:y="1.4327in">
            <draw:object draw:notify-on-update-of-ranges="Sheet1.A3:Sheet1.A3 Sheet1.B3:Sheet1.K3 Sheet1.A4:Sheet1.A4 Sheet1.B4:Sheet1.K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6.9701in" svg:y="1.5268in">
            <draw:object draw:notify-on-update-of-ranges="Sheet1.A3:Sheet1.A3 Sheet1.B3:Sheet1.K3 Sheet1.A4:Sheet1.A4 Sheet1.B5:Sheet1.K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Nodes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Time(insert)</text:p>
          </table:table-cell>
          <table:table-cell office:value-type="float" office:value="87418" calcext:value-type="float">
            <text:p>87418</text:p>
          </table:table-cell>
          <table:table-cell office:value-type="float" office:value="80646" calcext:value-type="float">
            <text:p>80646</text:p>
          </table:table-cell>
          <table:table-cell office:value-type="float" office:value="86771" calcext:value-type="float">
            <text:p>86771</text:p>
          </table:table-cell>
          <table:table-cell office:value-type="float" office:value="125773" calcext:value-type="float">
            <text:p>125773</text:p>
          </table:table-cell>
          <table:table-cell office:value-type="float" office:value="108006" calcext:value-type="float">
            <text:p>108006</text:p>
          </table:table-cell>
          <table:table-cell office:value-type="float" office:value="133010" calcext:value-type="float">
            <text:p>133010</text:p>
          </table:table-cell>
          <table:table-cell office:value-type="float" office:value="135999" calcext:value-type="float">
            <text:p>135999</text:p>
          </table:table-cell>
          <table:table-cell office:value-type="float" office:value="141356" calcext:value-type="float">
            <text:p>141356</text:p>
          </table:table-cell>
          <table:table-cell office:value-type="float" office:value="148211" calcext:value-type="float">
            <text:p>148211</text:p>
          </table:table-cell>
          <table:table-cell office:value-type="float" office:value="167004" calcext:value-type="float">
            <text:p>167004</text:p>
          </table:table-cell>
        </table:table-row>
        <table:table-row table:style-name="ro1">
          <table:table-cell office:value-type="string" calcext:value-type="string">
            <text:p>Time(find)</text:p>
          </table:table-cell>
          <table:table-cell office:value-type="float" office:value="4410" calcext:value-type="float">
            <text:p>4410</text:p>
          </table:table-cell>
          <table:table-cell office:value-type="float" office:value="6135" calcext:value-type="float">
            <text:p>6135</text:p>
          </table:table-cell>
          <table:table-cell office:value-type="float" office:value="6304" calcext:value-type="float">
            <text:p>6304</text:p>
          </table:table-cell>
          <table:table-cell office:value-type="float" office:value="10066" calcext:value-type="float">
            <text:p>10066</text:p>
          </table:table-cell>
          <table:table-cell office:value-type="float" office:value="8837" calcext:value-type="float">
            <text:p>8837</text:p>
          </table:table-cell>
          <table:table-cell office:value-type="float" office:value="13446" calcext:value-type="float">
            <text:p>13446</text:p>
          </table:table-cell>
          <table:table-cell office:value-type="float" office:value="11848" calcext:value-type="float">
            <text:p>11848</text:p>
          </table:table-cell>
          <table:table-cell office:value-type="float" office:value="12631" calcext:value-type="float">
            <text:p>12631</text:p>
          </table:table-cell>
          <table:table-cell office:value-type="float" office:value="13297" calcext:value-type="float">
            <text:p>13297</text:p>
          </table:table-cell>
          <table:table-cell office:value-type="float" office:value="15556" calcext:value-type="float">
            <text:p>155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23:42:47.311287378</meta:creation-date>
    <dc:date>2021-05-04T00:18:38.845040436</dc:date>
    <meta:editing-duration>PT4M50S</meta:editing-duration>
    <meta:editing-cycles>1</meta:editing-cycles>
    <meta:document-statistic meta:table-count="1" meta:cell-count="33" meta:object-count="2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36cm" svg:y="0.316cm" chart:style-name="ch2">
          <text:p>insert</text:p>
        </chart:title>
        <chart:legend chart:legend-position="end" svg:x="12.828cm" svg:y="4.203cm" style:legend-expansion="high" chart:style-name="ch3"/>
        <chart:plot-area chart:style-name="ch4" table:cell-range-address="Sheet1.A3:Sheet1.K4" chart:data-source-has-labels="column" svg:x="1.33cm" svg:y="1.275cm" svg:width="11.179cm" svg:height="6.569cm">
          <chartooo:coordinate-region svg:x="2.507cm" svg:y="1.474cm" svg:width="9.167cm" svg:height="5.723cm"/>
          <chart:axis chart:dimension="x" chart:name="primary-x" chart:style-name="ch5">
            <chart:title svg:x="6.412cm" svg:y="8.024cm" chart:style-name="ch6">
              <text:p>nodes</text:p>
            </chart:title>
          </chart:axis>
          <chart:axis chart:dimension="y" chart:name="primary-y" chart:style-name="ch5">
            <chart:title svg:x="0.451cm" svg:y="4.921cm" chart:style-name="ch7">
              <text:p>time</text:p>
            </chart:title>
            <chart:grid chart:style-name="ch8" chart:class="major"/>
          </chart:axis>
          <chart:series chart:style-name="ch9" chart:values-cell-range-address="Sheet1.B4:Sheet1.K4" chart:label-cell-address="Sheet1.A4:Sheet1.A4" chart:class="chart:scatter">
            <chart:domain table:cell-range-address="Sheet1.B3:Sheet1.K3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B3:Sheet1.K3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  <table:table-cell office:value-type="float" office:value="900000">
                <text:p>9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Time(insert)</text:p>
                <draw:g>
                  <svg:desc>Sheet1.A4:Sheet1.A4</svg:desc>
                </draw:g>
              </table:table-cell>
              <table:table-cell office:value-type="float" office:value="87418">
                <text:p>87418</text:p>
                <draw:g>
                  <svg:desc>Sheet1.B4:Sheet1.K4</svg:desc>
                </draw:g>
              </table:table-cell>
              <table:table-cell office:value-type="float" office:value="80646">
                <text:p>80646</text:p>
              </table:table-cell>
              <table:table-cell office:value-type="float" office:value="86771">
                <text:p>86771</text:p>
              </table:table-cell>
              <table:table-cell office:value-type="float" office:value="125773">
                <text:p>125773</text:p>
              </table:table-cell>
              <table:table-cell office:value-type="float" office:value="108006">
                <text:p>108006</text:p>
              </table:table-cell>
              <table:table-cell office:value-type="float" office:value="133010">
                <text:p>133010</text:p>
              </table:table-cell>
              <table:table-cell office:value-type="float" office:value="135999">
                <text:p>135999</text:p>
              </table:table-cell>
              <table:table-cell office:value-type="float" office:value="141356">
                <text:p>141356</text:p>
              </table:table-cell>
              <table:table-cell office:value-type="float" office:value="148211">
                <text:p>148211</text:p>
              </table:table-cell>
              <table:table-cell office:value-type="float" office:value="167004">
                <text:p>167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559cm" svg:y="0.316cm" chart:style-name="ch2">
          <text:p>find</text:p>
        </chart:title>
        <chart:legend chart:legend-position="end" svg:x="12.828cm" svg:y="4.203cm" style:legend-expansion="high" chart:style-name="ch3"/>
        <chart:plot-area chart:style-name="ch4" table:cell-range-address="Sheet1.A3:Sheet1.K3 Sheet1.A4:Sheet1.A4 Sheet1.B5:Sheet1.K5" chart:data-source-has-labels="column" svg:x="1.33cm" svg:y="1.275cm" svg:width="11.179cm" svg:height="6.569cm">
          <chartooo:coordinate-region svg:x="2.322cm" svg:y="1.474cm" svg:width="9.353cm" svg:height="5.723cm"/>
          <chart:axis chart:dimension="x" chart:name="primary-x" chart:style-name="ch5">
            <chart:title svg:x="6.412cm" svg:y="8.024cm" chart:style-name="ch6">
              <text:p>nodes</text:p>
            </chart:title>
          </chart:axis>
          <chart:axis chart:dimension="y" chart:name="primary-y" chart:style-name="ch5">
            <chart:title svg:x="0.451cm" svg:y="4.921cm" chart:style-name="ch7">
              <text:p>time</text:p>
            </chart:title>
            <chart:grid chart:style-name="ch8" chart:class="major"/>
          </chart:axis>
          <chart:series chart:style-name="ch9" chart:values-cell-range-address="Sheet1.B5:Sheet1.K5" chart:label-cell-address="Sheet1.A4:Sheet1.A4" chart:class="chart:scatter">
            <chart:domain table:cell-range-address="Sheet1.B3:Sheet1.K3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B3:Sheet1.K3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  <table:table-cell office:value-type="float" office:value="900000">
                <text:p>9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Time(insert)</text:p>
                <draw:g>
                  <svg:desc>Sheet1.A4:Sheet1.A4</svg:desc>
                </draw:g>
              </table:table-cell>
              <table:table-cell office:value-type="float" office:value="4410">
                <text:p>4410</text:p>
                <draw:g>
                  <svg:desc>Sheet1.B5:Sheet1.K5</svg:desc>
                </draw:g>
              </table:table-cell>
              <table:table-cell office:value-type="float" office:value="6135">
                <text:p>6135</text:p>
              </table:table-cell>
              <table:table-cell office:value-type="float" office:value="6304">
                <text:p>6304</text:p>
              </table:table-cell>
              <table:table-cell office:value-type="float" office:value="10066">
                <text:p>10066</text:p>
              </table:table-cell>
              <table:table-cell office:value-type="float" office:value="8837">
                <text:p>8837</text:p>
              </table:table-cell>
              <table:table-cell office:value-type="float" office:value="13446">
                <text:p>13446</text:p>
              </table:table-cell>
              <table:table-cell office:value-type="float" office:value="11848">
                <text:p>11848</text:p>
              </table:table-cell>
              <table:table-cell office:value-type="float" office:value="12631">
                <text:p>12631</text:p>
              </table:table-cell>
              <table:table-cell office:value-type="float" office:value="13297">
                <text:p>13297</text:p>
              </table:table-cell>
              <table:table-cell office:value-type="float" office:value="15556">
                <text:p>155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